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 Neue" svg:font-family="'Helvetica Neue', Arial, Helvetica, Geneva, sans-serif"/>
    <style:font-face style:name="HelveticaNeue-Light" svg:font-family="HelveticaNeue-Light, 'Helvetica Neue Light', 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609cm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516064" style:font-name="Helvetica Neue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516064" style:font-name="Helvetica Neue" fo:font-size="10.5pt" fo:letter-spacing="normal" fo:font-style="normal" fo:font-weight="bold" style:font-weight-asian="bold" style:font-weight-complex="bold"/>
    </style:style>
    <style:style style:name="P4" style:family="paragraph" style:parent-style-name="Heading_20_4">
      <style:paragraph-properties fo:margin-left="0cm" fo:margin-right="0cm" fo:margin-top="0cm" fo:margin-bottom="0cm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516064" style:font-name="HelveticaNeue-Light" fo:font-size="10.5pt" fo:letter-spacing="normal" fo:font-style="normal" fo:font-weight="bold"/>
    </style:style>
    <style:style style:name="P5" style:family="paragraph" style:parent-style-name="Quotations">
      <style:paragraph-properties fo:margin-left="1.265cm" fo:margin-right="2.058cm" fo:margin-top="0cm" fo:margin-bottom="0cm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Helvetica Neue" fo:font-size="10.5pt" fo:letter-spacing="normal" fo:font-style="normal" fo:font-weight="normal"/>
    </style:style>
    <style:style style:name="P6" style:family="paragraph" style:parent-style-name="Quotations">
      <style:paragraph-properties fo:margin-left="0cm" fo:margin-right="2.058cm" fo:margin-top="0cm" fo:margin-bottom="0cm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Helvetica Neue" fo:font-size="10.5pt" fo:letter-spacing="normal" fo:font-style="normal" fo:font-weight="normal"/>
    </style:style>
    <style:style style:name="P7" style:family="paragraph" style:parent-style-name="Heading_20_4">
      <style:text-properties fo:font-variant="normal" fo:text-transform="none" fo:color="#516064" style:font-name="HelveticaNeue-Light" fo:font-size="10.5pt" fo:letter-spacing="normal" fo:font-style="normal" fo:font-weight="bold"/>
    </style:style>
    <style:style style:name="P8" style:family="paragraph" style:parent-style-name="Standard">
      <style:text-properties fo:color="#ff0000"/>
    </style:style>
    <style:style style:name="P9" style:family="paragraph" style:parent-style-name="Text_20_body" style:list-style-name="L1">
      <style:paragraph-properties fo:margin-left="0cm" fo:margin-right="0cm" fo:margin-top="0cm" fo:margin-bottom="0cm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516064" style:font-name="Helvetica Neue" fo:font-size="10.5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cm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516064" style:font-name="Helvetica Neue" fo:font-size="10.5pt" fo:letter-spacing="normal" fo:font-style="normal" fo:font-weight="normal"/>
    </style:style>
    <style:style style:name="P11" style:family="paragraph" style:parent-style-name="Quotations" style:list-style-name="L2">
      <style:paragraph-properties fo:margin-left="1.265cm" fo:margin-right="2.058cm" fo:margin-top="0cm" fo:margin-bottom="0cm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Helvetica Neue" fo:font-size="10.5pt" fo:letter-spacing="normal" fo:font-style="normal" fo:font-weight="normal"/>
    </style:style>
    <style:style style:name="P12" style:family="paragraph" style:parent-style-name="Heading_20_4" style:list-style-name="L2">
      <style:paragraph-properties fo:margin-left="0cm" fo:margin-right="0cm" fo:margin-top="0.132cm" fo:margin-bottom="0.132cm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516064" style:font-name="HelveticaNeue-Light" fo:font-size="10.5pt" fo:letter-spacing="normal" fo:font-style="normal" fo:font-weight="bold"/>
    </style:style>
    <style:style style:name="T1" style:family="text">
      <style:text-properties fo:color="#ff3333" style:text-underline-style="solid" style:text-underline-width="auto" style:text-underline-color="font-color" fo:background-color="transparent"/>
    </style:style>
    <style:style style:name="T2" style:family="text">
      <style:text-properties fo:font-variant="normal" fo:text-transform="none" fo:color="#516064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ff3333" style:font-name="Helvetica Neue" fo:font-size="10.5pt" fo:letter-spacing="normal" fo:font-style="normal" style:text-underline-style="solid" style:text-underline-width="auto" style:text-underline-color="font-color" fo:font-weight="normal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tización Web</text:p>
      <text:p text:style-name="Standard"/>
      <text:p text:style-name="P6">1. (Costos + Salario) ÷ Horas trabajadas por año = Salario por hora</text:p>
      <text:p text:style-name="P6"/>
      <text:p text:style-name="P1"><text:span text:style-name="T2">Para usar esta fórmula por ejemplo si tu quieres ganar $60,000 dólares al año, y gastas $10,000 al año por ejemplo en</text:span><text:bookmark text:name="IL_AD11"/><text:span text:style-name="T2"> </text:span><text:span text:style-name="T3">hosting</text:span><text:span text:style-name="T2">, stock de </text:span><text:bookmark text:name="IL_AD1"/><text:span text:style-name="T3">fotografías</text:span><text:span text:style-name="T2"> y videos, fuentes, etc., y trabajas normalmente 40 horas semanales (2,000 horas al año), entonces tu salario por hora debe ser de (10,000 + 60,000) ÷ 2,000 = </text:span><text:span text:style-name="Strong_20_Emphasis"><text:span text:style-name="T2">$35/hr.</text:span></text:span><text:span text:style-name="T2"> esto es lo que debes usar cómo guía para fijar los precios de los proyectos.</text:span></text:p>
      <text:p text:style-name="Standard"/>
      <text:p text:style-name="Standard"/>
      <text:p text:style-name="Standard">Trabajamos al año 720 hrs. - 3 hrs diarias.</text:p>
      <text:p text:style-name="Standard">Quiero ganar 144,000 pesos al año o sea 6,000 pesos al mes c/u.</text:p>
      <text:p text:style-name="Standard">Gastamos 60,000 pesos año un promedio de 5,000 pesos al mes.</text:p>
      <text:p text:style-name="Standard"/>
      <text:p text:style-name="P8">$250 pesos la hora.</text:p>
      <text:p text:style-name="Standard"/>
      <text:h text:style-name="P7" text:outline-level="4">2. Fija tus precios base para determinados tipos de proyecto</text:h>
      <text:p text:style-name="P2">Por ejemplo si eres un diseñador web que ofreces los<text:bookmark text:name="IL_AD3"/> <text:span text:style-name="T1">servicios </text:span>de diseño y codificación, tu lista de servicios sería algo parecida a esta:</text:p>
      <text:p text:style-name="P2"/>
      <text:list xml:id="list41325101" text:style-name="L1">
        <text:list-item>
          <text:p text:style-name="P9">Diseño de Logotipo</text:p>
        </text:list-item>
        <text:list-item>
          <text:p text:style-name="P9">Diseño de sitio web (diseño solamente en formato .psd)</text:p>
        </text:list-item>
        <text:list-item>
          <text:p text:style-name="P9">Diseño de sitio web (diseño + codificación en xHTML+CSS, menos de 7 páginas)</text:p>
        </text:list-item>
        <text:list-item>
          <text:p text:style-name="P9">Creación de un skin ara un foro (diseño solamente en formato .psd)</text:p>
        </text:list-item>
        <text:list-item>
          <text:p text:style-name="P9">Diseño de blog (diseño + codificación en un theme de WordPress)</text:p>
          <text:p text:style-name="P9"/>
        </text:list-item>
      </text:list>
      <text:p text:style-name="P2">Ahora que tenemos nuestra lista de servicios, debemos determinar un nivel de complejidad para cada uno, que puede ir desde 1 hasta 5 para el más complejo, si para ti es más fácil diseñar un logotipo puedes asignarle un 1 (1.1) en el nivel de complejidad y si hacer un theme de wordpress es más difícil puedes asignarle un 5 (1.5). La fórmula es la siguiente:</text:p>
      <text:p text:style-name="P5">(Salario por hora x Tiempo estimado para terminar) x nivel de complejidad = Precio base</text:p>
      <text:p text:style-name="P2">Por ejemplo vamos a crear el diseño de un sitio web + la codificación. El nivel de complejidad vamos a ponerlo en 3. Esto quedaría así: ($35 x 15 horas) x 1.3 = $682.5. Ahora solo tenemos que redondear la cantidad por ejemplo %650 está bien.</text:p>
      <text:p text:style-name="P2"/>
      <text:p text:style-name="P3">$200 x 15 horas x 1.3 = $3,900</text:p>
      <text:p text:style-name="P2"/>
      <text:h text:style-name="P4" text:outline-level="4"><text:soft-page-break/>Fijar precios para características adicionales</text:h>
      <text:list xml:id="list41326305" text:style-name="L2">
        <text:list-header>
          <text:p text:style-name="P10">Nunca falta el cliente que a la mitad del proyecto se le ocurre pedir una característica adicional, ya sea desde un sistema de login hasta una presentación en flash (Dios nos <text:bookmark text:name="IL_AD2"/><text:span text:style-name="T1">libre</text:span> de esto), para determinar el precio sigues el mismo procedimiento que para el punto anterior.</text:p>
          <text:list>
            <text:list-item>
              <text:list>
                <text:list-item>
                  <text:list>
                    <text:list-item>
                      <text:h text:style-name="P12" text:outline-level="4">Fijar precios para el trabajo externo (outsourcing)</text:h>
                    </text:list-item>
                  </text:list>
                </text:list-item>
              </text:list>
            </text:list-item>
          </text:list>
          <text:p text:style-name="P10">Algo que debemos tener en cuenta a la hora de hacer una cotización es conocer nuestros límites, no le vamos a decir a nuestro cliente que podemos hacer las mil maravillas y a la hora de la entrega dell <text:bookmark text:name="IL_AD9"/><text:span text:style-name="T1">trabajo</text:span> decirle que no pudimos, no hay algo más embarazoso, una buena práctica para cotizar el trabajo externo es utilizar la siguiente fórmula:</text:p>
          <text:p text:style-name="P11">(Cotización del contratista externo x 1.10) = Precio</text:p>
          <text:p text:style-name="P10">Básicamente es aumentar el 10% al costo de la cotización externa.</text:p>
        </text:list-header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, Arial, Helvetica, Geneva, sans-serif"/>
    <style:font-face style:name="HelveticaNeue-Light" svg:font-family="HelveticaNeue-Light, 'Helvetica Neue Light', 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dolfo Miranda</meta:initial-creator>
    <meta:creation-date>2010-10-27T07:10:09.16</meta:creation-date>
    <dc:date>2010-10-28T21:25:12.94</dc:date>
    <dc:creator>Rodolfo Miranda</dc:creator>
    <meta:editing-duration>PT00H51M20S</meta:editing-duration>
    <meta:editing-cycles>16</meta:editing-cycles>
    <meta:generator>OpenOffice.org/3.1$Win32 OpenOffice.org_project/310m11$Build-9399</meta:generator>
    <meta:document-statistic meta:table-count="0" meta:image-count="0" meta:object-count="0" meta:page-count="2" meta:paragraph-count="24" meta:word-count="485" meta:character-count="2688"/>
  </office:meta>
</office:document-meta>
</file>